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97366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office:value-type="string" table:style-name="ce3">
            <text:p>SERCOM0/PAD[1]</text:p>
          </table:table-cell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XTINT[4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XTINT[5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EXTINT[6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EXTINT[7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EXTINT[15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EXTINT[8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EXTINT[2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office:value-type="string" table:style-name="ce1">
            <text:p>EXTINT[3]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1:Folha1.E3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4T21:14:34Z</dc:date>
  </office:meta>
</office:document-meta>
</file>